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630b1" officeooo:paragraph-rsid="001630b1"/>
    </style:style>
    <style:style style:name="P2" style:family="paragraph" style:parent-style-name="Standard">
      <style:text-properties style:font-name="Liberation Serif" fo:language="en" fo:country="US" officeooo:rsid="001127d3" officeooo:paragraph-rsid="0012cf09" style:font-size-asian="10.5pt"/>
    </style:style>
    <style:style style:name="P3" style:family="paragraph" style:parent-style-name="Standard">
      <style:text-properties fo:language="en" fo:country="US" style:font-size-asian="10.5pt"/>
    </style:style>
    <style:style style:name="P4" style:family="paragraph" style:parent-style-name="Standard">
      <style:text-properties fo:language="en" fo:country="US" officeooo:rsid="0012cf09" officeooo:paragraph-rsid="0012cf09" style:font-size-asian="10.5pt"/>
    </style:style>
    <style:style style:name="P5" style:family="paragraph" style:parent-style-name="Standard">
      <style:text-properties fo:language="en" fo:country="US" officeooo:rsid="0012cf09" officeooo:paragraph-rsid="0019fffe" style:font-size-asian="10.5pt"/>
    </style:style>
    <style:style style:name="P6" style:family="paragraph" style:parent-style-name="Standard">
      <style:text-properties fo:language="en" fo:country="US" officeooo:paragraph-rsid="0012cf09" style:font-size-asian="10.5pt"/>
    </style:style>
    <style:style style:name="P7" style:family="paragraph" style:parent-style-name="Standard">
      <style:text-properties fo:language="en" fo:country="US" fo:font-weight="bold" style:font-size-asian="10.5pt" style:font-weight-asian="bold" style:font-weight-complex="bold"/>
    </style:style>
    <style:style style:name="P8" style:family="paragraph" style:parent-style-name="Standard">
      <style:text-properties fo:language="en" fo:country="US" officeooo:rsid="0019fffe" style:font-size-asian="10.5pt"/>
    </style:style>
    <style:style style:name="P9" style:family="paragraph" style:parent-style-name="Standard">
      <style:text-properties fo:language="en" fo:country="US" officeooo:rsid="0019fffe" officeooo:paragraph-rsid="0019fffe" style:font-size-asian="10.5pt"/>
    </style:style>
    <style:style style:name="P10" style:family="paragraph" style:parent-style-name="Standard">
      <style:text-properties fo:language="en" fo:country="US" officeooo:rsid="0012cf09" officeooo:paragraph-rsid="0012cf09" style:font-size-asian="10.5pt"/>
    </style:style>
    <style:style style:name="T1" style:family="text">
      <style:text-properties officeooo:rsid="0019fffe"/>
    </style:style>
    <style:style style:name="T2" style:family="text">
      <style:text-properties officeooo:rsid="0012cf09"/>
    </style:style>
    <style:style style:name="T3" style:family="text">
      <style:text-properties officeooo:rsid="001b03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indows installation of the DISCUS_SUITE</text:p>
      <text:p text:style-name="P3"/>
      <text:p text:style-name="P3"/>
      <text:p text:style-name="P7">Installation:</text:p>
      <text:p text:style-name="P3"/>
      <text:p text:style-name="P4">Download the latest <text:span text:style-name="T1">self extracting archive </text:span>from GitHUB <text:span text:style-name="T1"><text:s/></text:span>at:</text:p>
      <text:p text:style-name="P4">github.com/tproffen/DiffuseCode/releases</text:p>
      <text:p text:style-name="P4"/>
      <text:p text:style-name="P9"/>
      <text:p text:style-name="P5"/>
      <text:p text:style-name="P4">The archive is called Diffuse-<text:span text:style-name="T1">5.99.13-win64-191017.exe</text:span></text:p>
      <text:p text:style-name="P4"><text:span text:style-name="T3">The version number and production date will vary. </text:span></text:p>
      <text:p text:style-name="P4"/>
      <text:p text:style-name="P6"><text:span text:style-name="T2">C</text:span>opy the source code archive to a suitable directory and unpack <text:span text:style-name="T1">by a double click. Follow the on screen instructions. It seems to work best, if you leave the default target folder as is. The self extracting archive will place a series of Icons ont your desktop, the relevant <text:s/>one is the discus_suit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630b1" officeooo:paragraph-rsid="001630b1"/>
    </style:style>
    <style:style style:name="MT1" style:family="text">
      <style:text-properties officeooo:rsid="0019ff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Discus Installation <text:span text:style-name="MT1">Windows</text:span>; Version 5.<text:span text:style-name="MT1">99</text:span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47:25</meta:creation-date>
    <dc:date>2020-03-27T19:30:32.520134338</dc:date>
    <meta:editing-duration>PT2H33M44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8" meta:character-count="600" meta:non-whitespace-character-count="517"/>
  </office:meta>
</office:document-meta>
</file>